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00"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svg:stroke-color="#ccff66" draw:fill="solid" draw:fill-color="#ccf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6666" draw:fill="solid" draw:fill-color="#ff6666" draw:textarea-horizontal-align="justify" draw:textarea-vertical-align="middle" draw:auto-grow-height="false"/>
    </style:style>
    <style:style style:name="gr6" style:family="graphic" style:parent-style-name="standard">
      <style:graphic-properties svg:stroke-color="#cc0000" draw:fill="solid" draw:fill-color="#cc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729fcf" draw:fill="solid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Helvetica" fo:font-size="14pt" style:font-size-asian="14pt" style:font-size-complex="14pt"/>
    </style:style>
    <style:style style:name="P2" style:family="paragraph">
      <style:paragraph-properties fo:text-align="center"/>
      <style:text-properties style:font-name="Helvetica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Helvetic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838cm" svg:height="2.112cm" svg:x="6.3cm" svg:y="2.232cm">
          <text:p text:style-name="P1"><text:span text:style-name="T1">Base</text:span></text:p>
          <text:p text:style-name="P1"><text:span text:style-name="T1">Climate Data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2" xml:id="id3" draw:id="id3" draw:layer="layout" svg:width="2.111cm" svg:height="2.112cm" svg:x="18.823cm" svg:y="0.6cm">
          <text:p text:style-name="P2"><text:span text:style-name="T2">RICEPEST</text:span><text:span text:style-name="T2"><text:line-break/></text:span><text:span text:style-name="T2">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5" draw:id="id5" draw:layer="layout" svg:width="2.111cm" svg:height="2.112cm" svg:x="11.386cm" svg:y="5.976cm">
          <text:p text:style-name="P2"><text:span text:style-name="T2">EPIRICE</text:span><text:span text:style-name="T2"><text:line-break/></text:span><text:span text:style-name="T2">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2" draw:id="id2" draw:layer="layout" svg:width="2.111cm" svg:height="2.112cm" svg:x="18.871cm" svg:y="4.159cm">
          <text:p text:style-name="P2"><text:span text:style-name="T2">RICEPEST</text:span><text:span text:style-name="T2"><text:line-break/></text:span><text:span text:style-name="T2">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3" draw:layer="layout" svg:x1="21.078cm" svg:y1="8.76cm" svg:x2="21.941cm" svg:y2="8.76cm" draw:start-shape="id1" draw:start-glue-point="7" svg:d="M21078 8760h863" svg:viewBox="0 0 864 1">
          <text:p/>
        </draw:connector>
        <draw:connector draw:style-name="gr4" draw:text-style-name="P3" draw:layer="layout" svg:x1="20.982cm" svg:y1="5.215cm" svg:x2="21.941cm" svg:y2="5.21cm" draw:start-shape="id2" draw:start-glue-point="7" svg:d="M20982 5215h730v-5h229" svg:viewBox="0 0 960 6">
          <text:p/>
        </draw:connector>
        <draw:connector draw:style-name="gr4" draw:text-style-name="P3" draw:layer="layout" svg:x1="20.934cm" svg:y1="1.656cm" svg:x2="21.941cm" svg:y2="1.656cm" draw:start-shape="id3" draw:start-glue-point="7" svg:d="M20934 1656h1007" svg:viewBox="0 0 1008 1">
          <text:p/>
        </draw:connector>
        <draw:connector draw:style-name="gr4" draw:text-style-name="P3" draw:layer="layout" svg:x1="9.747cm" svg:y1="3.288cm" svg:x2="11.386cm" svg:y2="7.032cm" draw:start-shape="id4" draw:start-glue-point="9" draw:end-shape="id5" draw:end-glue-point="5" svg:d="M9747 3288h1015v3744h624" svg:viewBox="0 0 1640 3745">
          <text:p/>
        </draw:connector>
        <draw:connector draw:style-name="gr4" draw:text-style-name="P3" draw:layer="layout" draw:line-skew="-4.181cm" svg:x1="9.747cm" svg:y1="3.288cm" svg:x2="18.823cm" svg:y2="1.656cm" draw:start-shape="id4" draw:start-glue-point="9" draw:end-shape="id3" draw:end-glue-point="5" svg:d="M9747 3288h553v-1632h8523" svg:viewBox="0 0 9077 1633">
          <text:p/>
        </draw:connector>
        <draw:custom-shape draw:style-name="gr5" draw:text-style-name="P2" xml:id="id6" draw:id="id6" draw:layer="layout" svg:width="3.838cm" svg:height="2.112cm" svg:x="14.553cm" svg:y="4.152cm">
          <text:p text:style-name="P2"><text:span text:style-name="T2">Bacterial</text:span><text:span text:style-name="T2"><text:line-break/></text:span><text:span text:style-name="T2">Blight</text:span><text:span text:style-name="T2"><text:line-break/></text:span><text:span text:style-name="T2">Severity</text:span><text:span text:style-name="T2"><text:line-break/></text:span><text:span text:style-name="T2">Estimates</text:span><text:span text:style-name="T2"><text:line-break/></text:span><text:span text:style-name="T2">Base Climat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6" draw:text-style-name="P2" xml:id="id7" draw:id="id7" draw:layer="layout" svg:width="3.839cm" svg:height="2.112cm" svg:x="14.648cm" svg:y="7.704cm">
          <text:p text:style-name="P2"><text:span text:style-name="T2">Leaf Blast</text:span><text:span text:style-name="T2"><text:line-break/></text:span><text:span text:style-name="T2">Severity</text:span><text:span text:style-name="T2"><text:line-break/></text:span><text:span text:style-name="T2">Estimates</text:span><text:span text:style-name="T2"><text:line-break/></text:span><text:span text:style-name="T2">Base Climat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4" draw:text-style-name="P3" draw:layer="layout" draw:line-skew="0.075cm" svg:x1="13.497cm" svg:y1="7.032cm" svg:x2="14.936cm" svg:y2="5.208cm" draw:start-shape="id5" draw:start-glue-point="7" draw:end-shape="id6" draw:end-glue-point="6" svg:d="M13497 7032h603v-1824h836" svg:viewBox="0 0 1440 1825">
          <text:p/>
        </draw:connector>
        <draw:connector draw:style-name="gr4" draw:text-style-name="P3" draw:layer="layout" draw:line-skew="0.028cm" svg:x1="13.497cm" svg:y1="7.032cm" svg:x2="15.032cm" svg:y2="8.76cm" draw:start-shape="id5" draw:start-glue-point="7" draw:end-shape="id7" draw:end-glue-point="6" svg:d="M13497 7032h603v1728h932" svg:viewBox="0 0 1536 1729">
          <text:p/>
        </draw:connector>
        <draw:connector draw:style-name="gr4" draw:text-style-name="P3" draw:layer="layout" svg:x1="18.096cm" svg:y1="8.76cm" svg:x2="18.967cm" svg:y2="8.76cm" draw:start-shape="id7" draw:start-glue-point="9" draw:end-shape="id1" draw:end-glue-point="5" svg:d="M18096 8760h871" svg:viewBox="0 0 872 1">
          <text:p/>
        </draw:connector>
        <draw:connector draw:style-name="gr4" draw:text-style-name="P3" draw:layer="layout" svg:x1="18cm" svg:y1="5.208cm" svg:x2="18.871cm" svg:y2="5.215cm" draw:start-shape="id6" draw:start-glue-point="9" draw:end-shape="id2" draw:end-glue-point="5" svg:d="M18000 5208h631v7h240" svg:viewBox="0 0 872 8">
          <text:p/>
        </draw:connector>
        <draw:custom-shape draw:style-name="gr2" draw:text-style-name="P2" xml:id="id1" draw:id="id1" draw:layer="layout" svg:width="2.111cm" svg:height="2.112cm" svg:x="18.967cm" svg:y="7.704cm">
          <text:p text:style-name="P2"><text:span text:style-name="T2">RICEPEST</text:span><text:span text:style-name="T2"><text:line-break/></text:span><text:span text:style-name="T2">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3" draw:layer="layout" svg:x1="9.747cm" svg:y1="3.288cm" svg:x2="19.927cm" svg:y2="4.159cm" draw:start-shape="id4" draw:start-glue-point="9" draw:end-shape="id2" draw:end-glue-point="4" svg:d="M9747 3288h10180v871" svg:viewBox="0 0 10181 872">
          <text:p/>
        </draw:connector>
        <draw:connector draw:style-name="gr4" draw:text-style-name="P3" draw:layer="layout" draw:line-skew="-4.253cm" svg:x1="9.747cm" svg:y1="3.288cm" svg:x2="20.023cm" svg:y2="9.816cm" draw:start-shape="id4" draw:start-glue-point="9" draw:end-shape="id1" draw:end-glue-point="6" svg:d="M9747 3288h553v7030h9723v-502" svg:viewBox="0 0 10277 7031">
          <text:p/>
        </draw:connector>
        <draw:custom-shape draw:style-name="gr7" draw:text-style-name="P2" draw:layer="layout" svg:width="3.359cm" svg:height="1.728cm" svg:x="21.941cm" svg:y="0.792cm">
          <text:p text:style-name="P3"><text:span text:style-name="T2">Attainable</text:span><text:span text:style-name="T2"><text:line-break/></text:span><text:span text:style-name="T2">Yield,</text:span><text:span text:style-name="T2"><text:line-break/></text:span><text:span text:style-name="T2">Base Climat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6" draw:text-style-name="P2" draw:layer="layout" svg:width="3.359cm" svg:height="1.728cm" svg:x="21.941cm" svg:y="7.896cm">
          <text:p text:style-name="P3"><text:span text:style-name="T2">Yield in</text:span><text:span text:style-name="T2"><text:line-break/></text:span><text:span text:style-name="T2">presence</text:span><text:span text:style-name="T2"><text:line-break/></text:span><text:span text:style-name="T2">of Leaf Blast,</text:span><text:span text:style-name="T2"><text:line-break/></text:span><text:span text:style-name="T2">Base Climat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5" draw:text-style-name="P2" draw:layer="layout" svg:width="3.359cm" svg:height="1.728cm" svg:x="21.941cm" svg:y="4.344cm">
          <text:p text:style-name="P3"><text:span text:style-name="T2">Yield in</text:span><text:span text:style-name="T2"><text:line-break/></text:span><text:span text:style-name="T2">presence of</text:span><text:span text:style-name="T2"><text:line-break/></text:span><text:span text:style-name="T2">Bacterial Blight,</text:span><text:span text:style-name="T2"><text:line-break/></text:span><text:span text:style-name="T2">Base Climat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8" draw:text-style-name="P1" xml:id="id15" draw:id="id15" draw:layer="layout" svg:width="4cm" svg:height="2.2cm" svg:x="1.401cm" svg:y="20cm">
          <text:p text:style-name="P1"><text:span text:style-name="T1">A1B</text:span></text:p>
          <text:p text:style-name="P1"><text:span text:style-name="T1">Climate Data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2" xml:id="id10" draw:id="id10" draw:layer="layout" svg:width="2.2cm" svg:height="2.2cm" svg:x="19.35cm" svg:y="11.6cm">
          <text:p text:style-name="P2"><text:span text:style-name="T2">RICEPEST</text:span><text:span text:style-name="T2"><text:line-break/></text:span><text:span text:style-name="T2">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11" draw:id="id11" draw:layer="layout" svg:width="2.2cm" svg:height="2.2cm" svg:x="11.6cm" svg:y="17.2cm">
          <text:p text:style-name="P2"><text:span text:style-name="T2">EPIRICE</text:span><text:span text:style-name="T2"><text:line-break/></text:span><text:span text:style-name="T2">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9" draw:id="id9" draw:layer="layout" svg:width="2.2cm" svg:height="2.2cm" svg:x="19.4cm" svg:y="15.307cm">
          <text:p text:style-name="P2"><text:span text:style-name="T2">RICEPEST</text:span><text:span text:style-name="T2"><text:line-break/></text:span><text:span text:style-name="T2">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3" draw:layer="layout" svg:x1="21.7cm" svg:y1="19.9cm" svg:x2="22.6cm" svg:y2="19.9cm" draw:start-shape="id8" draw:start-glue-point="7" svg:d="M21700 19900h900" svg:viewBox="0 0 901 1">
          <text:p/>
        </draw:connector>
        <draw:connector draw:style-name="gr4" draw:text-style-name="P3" draw:layer="layout" svg:x1="21.6cm" svg:y1="16.407cm" svg:x2="22.6cm" svg:y2="16.402cm" draw:start-shape="id9" draw:start-glue-point="7" svg:d="M21600 16407h751v-5h249" svg:viewBox="0 0 1001 6">
          <text:p/>
        </draw:connector>
        <draw:connector draw:style-name="gr4" draw:text-style-name="P3" draw:layer="layout" svg:x1="21.55cm" svg:y1="12.7cm" svg:x2="22.6cm" svg:y2="12.7cm" draw:start-shape="id10" draw:start-glue-point="7" svg:d="M21550 12700h1050" svg:viewBox="0 0 1051 1">
          <text:p/>
        </draw:connector>
        <draw:custom-shape draw:style-name="gr5" draw:text-style-name="P2" xml:id="id12" draw:id="id12" draw:layer="layout" svg:width="4cm" svg:height="2.2cm" svg:x="14.9cm" svg:y="15.3cm">
          <text:p text:style-name="P2"><text:span text:style-name="T2">Bacterial</text:span><text:span text:style-name="T2"><text:line-break/></text:span><text:span text:style-name="T2">Blight</text:span><text:span text:style-name="T2"><text:line-break/></text:span><text:span text:style-name="T2">Severity</text:span><text:span text:style-name="T2"><text:line-break/></text:span><text:span text:style-name="T2">Estimates</text:span><text:span text:style-name="T2"><text:line-break/></text:span><text:span text:style-name="T2">Base Climat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6" draw:text-style-name="P2" xml:id="id13" draw:id="id13" draw:layer="layout" svg:width="4cm" svg:height="2.2cm" svg:x="15cm" svg:y="18.8cm">
          <text:p text:style-name="P2"><text:span text:style-name="T2">Leaf Blast</text:span><text:span text:style-name="T2"><text:line-break/></text:span><text:span text:style-name="T2">Severity</text:span><text:span text:style-name="T2"><text:line-break/></text:span><text:span text:style-name="T2">Estimates</text:span><text:span text:style-name="T2"><text:line-break/></text:span><text:span text:style-name="T2">Base Climat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4" draw:text-style-name="P3" draw:layer="layout" draw:line-skew="0.349cm" svg:x1="13.8cm" svg:y1="18.3cm" svg:x2="15.3cm" svg:y2="16.4cm" draw:start-shape="id11" draw:start-glue-point="7" draw:end-shape="id12" draw:end-glue-point="6" svg:d="M13800 18300h900v-1900h600" svg:viewBox="0 0 1501 1901">
          <text:p/>
        </draw:connector>
        <draw:connector draw:style-name="gr4" draw:text-style-name="P3" draw:layer="layout" draw:line-skew="0.299cm" svg:x1="13.8cm" svg:y1="18.3cm" svg:x2="15.4cm" svg:y2="19.9cm" draw:start-shape="id11" draw:start-glue-point="7" draw:end-shape="id13" draw:end-glue-point="6" svg:d="M13800 18300h900v1600h700" svg:viewBox="0 0 1601 1601">
          <text:p/>
        </draw:connector>
        <draw:connector draw:style-name="gr4" draw:text-style-name="P3" draw:layer="layout" svg:x1="18.593cm" svg:y1="19.9cm" svg:x2="19.5cm" svg:y2="19.9cm" draw:start-shape="id13" draw:start-glue-point="9" draw:end-shape="id8" draw:end-glue-point="5" svg:d="M18593 19900h907" svg:viewBox="0 0 908 1">
          <text:p/>
        </draw:connector>
        <draw:connector draw:style-name="gr4" draw:text-style-name="P3" draw:layer="layout" svg:x1="18.493cm" svg:y1="16.4cm" svg:x2="19.4cm" svg:y2="16.407cm" draw:start-shape="id12" draw:start-glue-point="9" draw:end-shape="id9" draw:end-glue-point="5" svg:d="M18493 16400h658v7h249" svg:viewBox="0 0 908 8">
          <text:p/>
        </draw:connector>
        <draw:custom-shape draw:style-name="gr2" draw:text-style-name="P2" xml:id="id8" draw:id="id8" draw:layer="layout" svg:width="2.2cm" svg:height="2.2cm" svg:x="19.5cm" svg:y="18.8cm">
          <text:p text:style-name="P2"><text:span text:style-name="T2">RICEPEST</text:span><text:span text:style-name="T2"><text:line-break/></text:span><text:span text:style-name="T2">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2" draw:layer="layout" svg:width="3.5cm" svg:height="1.8cm" svg:x="22.6cm" svg:y="11.8cm">
          <text:p text:style-name="P3"><text:span text:style-name="T2">Attainable</text:span><text:span text:style-name="T2"><text:line-break/></text:span><text:span text:style-name="T2">Yield,</text:span><text:span text:style-name="T2"><text:line-break/></text:span><text:span text:style-name="T2">A1B Climat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6" draw:text-style-name="P2" draw:layer="layout" svg:width="3.5cm" svg:height="1.8cm" svg:x="22.6cm" svg:y="19cm">
          <text:p text:style-name="P3"><text:span text:style-name="T2">Yield in</text:span><text:span text:style-name="T2"><text:line-break/></text:span><text:span text:style-name="T2">presence of</text:span><text:span text:style-name="T2"><text:line-break/></text:span><text:span text:style-name="T2">Leaf Blast,</text:span><text:span text:style-name="T2"><text:line-break/></text:span><text:span text:style-name="T2">A1B Climat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5" draw:text-style-name="P2" draw:layer="layout" svg:width="3.5cm" svg:height="1.8cm" svg:x="22.6cm" svg:y="15.5cm">
          <text:p text:style-name="P3"><text:span text:style-name="T2">Yield in</text:span><text:span text:style-name="T2"><text:line-break/></text:span><text:span text:style-name="T2">presence of</text:span><text:span text:style-name="T2"><text:line-break/></text:span><text:span text:style-name="T2">Bacterial Blight,</text:span><text:span text:style-name="T2"><text:line-break/></text:span><text:span text:style-name="T2">A1B Climat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8" draw:text-style-name="P1" xml:id="id14" draw:id="id14" draw:layer="layout" svg:width="4cm" svg:height="2.2cm" svg:x="7.1cm" svg:y="17.2cm">
          <text:p text:style-name="P1"><text:span text:style-name="T1">2030</text:span><text:span text:style-name="T1"><text:line-break/></text:span><text:span text:style-name="T1">Timeslic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8" draw:text-style-name="P1" xml:id="id16" draw:id="id16" draw:layer="layout" svg:width="4cm" svg:height="2.2cm" svg:x="6.7cm" svg:y="22cm">
          <text:p text:style-name="P1"><text:span text:style-name="T1">2050</text:span><text:span text:style-name="T1"><text:line-break/></text:span><text:span text:style-name="T1">Timeslic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4" draw:text-style-name="P3" draw:layer="layout" svg:x1="10.693cm" svg:y1="18.3cm" svg:x2="11.6cm" svg:y2="18.3cm" draw:start-shape="id14" draw:start-glue-point="9" draw:end-shape="id11" draw:end-glue-point="5" svg:d="M10693 18300h907" svg:viewBox="0 0 908 1">
          <text:p/>
        </draw:connector>
        <draw:connector draw:style-name="gr4" draw:text-style-name="P3" draw:layer="layout" svg:x1="9.1cm" svg:y1="17.2cm" svg:x2="19.35cm" svg:y2="12.7cm" draw:start-shape="id14" draw:start-glue-point="5" draw:end-shape="id10" draw:end-glue-point="5" svg:d="M9100 17200v-4500h10250" svg:viewBox="0 0 10251 4501">
          <text:p/>
        </draw:connector>
        <draw:connector draw:style-name="gr4" draw:text-style-name="P3" draw:layer="layout" svg:x1="9.1cm" svg:y1="17.2cm" svg:x2="20.5cm" svg:y2="15.307cm" draw:start-shape="id14" draw:start-glue-point="5" draw:end-shape="id9" draw:end-glue-point="4" svg:d="M9100 17200v-2394h11400v501" svg:viewBox="0 0 11401 2395">
          <text:p/>
        </draw:connector>
        <draw:connector draw:style-name="gr4" draw:text-style-name="P3" draw:layer="layout" svg:x1="9.1cm" svg:y1="19.4cm" svg:x2="20.6cm" svg:y2="21cm" draw:start-shape="id14" draw:start-glue-point="8" draw:end-shape="id8" draw:end-glue-point="6" svg:d="M9100 19400v2102h11500v-502" svg:viewBox="0 0 11501 2103">
          <text:p/>
        </draw:connector>
        <draw:connector draw:style-name="gr4" draw:text-style-name="P3" draw:layer="layout" draw:line-skew="-0.251cm" svg:x1="4.994cm" svg:y1="21.1cm" svg:x2="7.5cm" svg:y2="18.3cm" draw:start-shape="id15" draw:start-glue-point="9" draw:end-shape="id14" draw:end-glue-point="6" svg:d="M4994 21100h1006v-2800h1500" svg:viewBox="0 0 2507 2801">
          <text:p/>
        </draw:connector>
        <draw:connector draw:style-name="gr4" draw:text-style-name="P3" draw:layer="layout" draw:line-skew="-0.051cm" svg:x1="4.994cm" svg:y1="21.1cm" svg:x2="7.1cm" svg:y2="23.1cm" draw:start-shape="id15" draw:start-glue-point="9" draw:end-shape="id16" draw:end-glue-point="6" svg:d="M4994 21100h1006v2000h1100" svg:viewBox="0 0 2107 2001">
          <text:p/>
        </draw:connector>
        <draw:custom-shape draw:style-name="gr8" draw:text-style-name="P1" draw:layer="layout" svg:width="4cm" svg:height="2.2cm" svg:x="1.4cm" svg:y="24.7cm">
          <text:p text:style-name="P1"><text:span text:style-name="T1">A2</text:span></text:p>
          <text:p text:style-name="P1"><text:span text:style-name="T1">Climate Data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8" draw:text-style-name="P1" draw:layer="layout" svg:width="4cm" svg:height="2.2cm" svg:x="1.1cm" svg:y="28.1cm">
          <text:p text:style-name="P1"><text:span text:style-name="T1">B1</text:span></text:p>
          <text:p text:style-name="P1"><text:span text:style-name="T1">Climate Data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P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09:34:35.899881000</meta:creation-date>
    <dc:date>2014-07-07T20:59:20.181640000</dc:date>
    <meta:editing-duration>PT4H3M46S</meta:editing-duration>
    <meta:editing-cycles>20</meta:editing-cycles>
    <meta:generator>LibreOffice/4.2.5.2$MacOSX_X86_64 LibreOffice_project/61cb170a04bb1f12e77c884eab9192be736ec5f5</meta:generator>
    <meta:document-statistic meta:object-count="48"/>
  </office:meta>
</office:document-meta>
</file>